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a3c7" officeooo:paragraph-rsid="000aa3c7"/>
    </style:style>
    <style:style style:name="P2" style:family="paragraph" style:parent-style-name="Standard">
      <style:text-properties fo:font-weight="bold" officeooo:rsid="000aa3c7" officeooo:paragraph-rsid="000aa3c7" style:font-weight-asian="bold" style:font-weight-complex="bold"/>
    </style:style>
    <style:style style:name="P3" style:family="paragraph" style:parent-style-name="Standard">
      <style:text-properties fo:font-style="italic" fo:font-weight="bold" officeooo:rsid="000aa3c7" officeooo:paragraph-rsid="000aa3c7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0aa3c7" officeooo:paragraph-rsid="000aa3c7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e Two Three</text:p>
      <text:p text:style-name="P1"/>
      <text:p text:style-name="P2">Four Five Six</text:p>
      <text:p text:style-name="P2"/>
      <text:p text:style-name="P3">Seven Eight Nine</text:p>
      <text:p text:style-name="P3"/>
      <text:p text:style-name="P4">Ten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7T16:04:51.803000000</meta:creation-date>
    <dc:date>2022-11-27T16:05:43.352000000</dc:date>
    <meta:editing-duration>PT52S</meta:editing-duration>
    <meta:editing-cycles>1</meta:editing-cycles>
    <meta:document-statistic meta:table-count="0" meta:image-count="0" meta:object-count="0" meta:page-count="1" meta:paragraph-count="4" meta:word-count="10" meta:character-count="45" meta:non-whitespace-character-count="39"/>
    <meta:generator>LibreOffice/7.2.1.2$Windows_x86 LibreOffice_project/87b77fad49947c1441b67c559c339af8f3517e22</meta:generator>
  </office:meta>
</office:document-meta>
</file>